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1" svg:font-family="Arial"/>
    <style:font-face style:name="Tahoma2" svg:font-family="Tahoma"/>
    <style:font-face style:name="Times New Roman1" svg:font-family="'Times New Roman'"/>
    <style:font-face style:name="arial" svg:font-family="arial"/>
    <style:font-face style:name="times new roman" svg:font-family="'times new roman'"/>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variant="normal" fo:text-transform="none" fo:color="#000000" style:font-name="arial" fo:font-size="9.75pt" fo:letter-spacing="normal" fo:font-style="normal" fo:font-weight="bold" style:font-size-asian="12pt" style:font-weight-asian="normal" style:font-size-complex="12pt" style:font-weight-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writing-mode="lr-tb"/>
      <style:text-properties fo:font-size="12pt" fo:font-weight="normal" style:font-size-asian="12pt" style:font-weight-asian="normal" style:font-size-complex="12pt" style:font-weight-complex="normal"/>
    </style:style>
    <style:style style:name="P9" style:family="paragraph" style:parent-style-name="Standard">
      <style:paragraph-properties fo:text-align="center" style:justify-single-word="false" style:writing-mode="lr-tb"/>
      <style:text-properties fo:font-size="14pt" fo:font-style="normal" fo:font-weight="bold" style:font-size-asian="14pt" style:font-style-asian="normal" style:font-weight-asian="bold" style:font-name-complex="Tahoma1" style:font-size-complex="14pt" style:font-weight-complex="bold"/>
    </style:style>
    <style:style style:name="P10" style:family="paragraph" style:parent-style-name="Standard">
      <style:paragraph-properties fo:text-align="center" style:justify-single-word="false" style:writing-mode="lr-tb"/>
    </style:style>
    <style:style style:name="P11" style:family="paragraph" style:parent-style-name="Table_20_Contents">
      <style:paragraph-properties fo:text-align="start" style:justify-single-word="false"/>
      <style:text-properties fo:font-variant="normal" fo:text-transform="none" style:text-line-through-style="none" style:font-name="Arial1" fo:font-size="10pt" fo:font-style="normal" style:text-underline-style="none" fo:font-weight="normal" style:text-blinking="false"/>
    </style:style>
    <style:style style:name="P12" style:family="paragraph" style:parent-style-name="Table_20_Contents">
      <style:text-properties fo:font-variant="normal" fo:text-transform="none" style:text-line-through-style="none" style:font-name="Arial1" fo:font-size="10pt" fo:font-style="normal" style:text-underline-style="none" fo:font-weight="bold" style:text-blinking="false"/>
    </style:style>
    <style:style style:name="P13" style:family="paragraph" style:parent-style-name="Table_20_Contents">
      <style:text-properties fo:font-size="2pt" style:font-size-asian="2pt" style:font-size-complex="2pt"/>
    </style:style>
    <style:style style:name="T1" style:family="text">
      <style:text-properties fo:font-variant="normal" fo:text-transform="none" fo:color="#000000" style:font-name="arial" fo:font-size="9.75pt" fo:letter-spacing="normal" fo:font-style="normal"/>
    </style:style>
    <style:style style:name="T2" style:family="text">
      <style:text-properties fo:font-variant="normal" fo:text-transform="none" fo:color="#000000" fo:letter-spacing="normal" fo:font-style="normal"/>
    </style:style>
    <style:style style:name="T3" style:family="text">
      <style:text-properties fo:font-variant="normal" fo:text-transform="none" fo:color="#000000" style:font-name="times new roman" fo:letter-spacing="normal" fo:font-style="normal"/>
    </style:style>
    <style:style style:name="T4" style:family="text">
      <style:text-properties fo:font-variant="normal" fo:text-transform="none" fo:color="#000000" fo:font-size="9.75pt" fo:letter-spacing="normal" fo:font-style="normal"/>
    </style:style>
    <style:style style:name="T5" style:family="text">
      <style:text-properties fo:color="#000000"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Joshua Grant</text:p>
      <text:p text:style-name="P10">102-305 Wharncliffe Road North, London, Ontario, Canada, N6G 1E1</text:p>
      <text:p text:style-name="P5"><text:a xlink:type="simple" xlink:href="mailto:joshuagrant2@trentu.ca"><text:span text:style-name="Internet_20_link">Email: </text:span></text:a><text:a xlink:type="simple" xlink:href="mailto:jgrant63@uwo.ca"><text:span text:style-name="Internet_20_link">joshua.m.grant@gmail.com</text:span></text:a></text:p>
      <text:p text:style-name="P8"><text:a xlink:type="simple" xlink:href="mailto:joshuagrant2@trentu.ca"><text:span text:style-name="Internet_20_link"><text:span text:style-name="T5">Mobile: (226) 373-0152, Home: (519) 434-5604</text:span></text:span></text:a></text:p>
      <text:p text:style-name="P1"/>
      <text:p text:style-name="P2"/>
      <text:p text:style-name="P2">Mark Craig</text:p>
      <text:p text:style-name="P2">Michael Page International Canada Ltd</text:p>
      <text:p text:style-name="P3"><text:span text:style-name="T2">130 Adelaide Street West</text:span></text:p>
      <text:p text:style-name="P3"><text:span text:style-name="T2">Toronto, ON </text:span></text:p>
      <text:p text:style-name="P3"><text:span text:style-name="T2">M5H 3P5</text:span></text:p>
      <text:p text:style-name="P3"/>
      <text:p text:style-name="P2"/>
      <text:p text:style-name="P2"/>
      <text:p text:style-name="P2">To Whom It May Concern,</text:p>
      <text:p text:style-name="P2"/>
      <text:p text:style-name="P2">I would like to formally apply for the data mining analyst position. With my strengths in both abstract and analytical problem solving skills, technical knowledge of mathematics and statistics, and an outgoing personality with strong initiative, I feel I am well-suited for the position.</text:p>
      <text:p text:style-name="P2"/>
      <text:p text:style-name="P2">I am currently completing my Master's in applied mathematics at the University of Western Ontario. While my area of research is mathematical biology, I do have experience in more statistical topics such as Monte Carlo methods, stochastic processes and linear statistical models. Further, I also am familiar with learning theory and game theory, particularly evolutionary game theory, of which there is significant overlap. In addition to these areas, I also have experience developing individual-based and Monte Carlo simulations of mathematical models, as well as working with scientific software such as Matlab and R. I have employed these skills to derive, evaluate and improve mathematical models in mathematical biology. However, I am confident I could apply such methods to other areas, such as finance and forecasting, and would undertake such opportunities to do so if presented. </text:p>
      <text:p text:style-name="P2"/>
      <text:p text:style-name="P2">Lastly, in addition to my technical qualifications, I also have an outgoing personality conducive to inter-personal communication. I am a self-starter who can both take initiative as well as follow the leadership of others. I also have a strong sense of responsibility and dedication to the current project I am working on. I believe these characteristics make me a prime candidate for the position. I have also included my resume for your consideration, and would be very appreciative to receive further consideration. Thank you for this opportunity. </text:p>
      <text:p text:style-name="P2"/>
      <text:p text:style-name="P2">Sincerely, </text:p>
      <text:p text:style-name="P2"/>
      <text:p text:style-name="P2"/>
      <text:p text:style-name="P2">Joshua Grant</text:p>
      <text:p text:style-name="P2"/>
      <text:p text:style-name="P4"/>
      <text:p text:style-name="P2"/>
      <text:p text:style-name="P2"/>
      <text:p text:style-name="P1"/>
      <text:p text:style-name="P2"/>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style:font-face style:name="Tahoma2" svg:font-family="Tahoma"/>
    <style:font-face style:name="Times New Roman1" svg:font-family="'Times New Roman'"/>
    <style:font-face style:name="arial" svg:font-family="arial"/>
    <style:font-face style:name="times new roman" svg:font-family="'times new roman'"/>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Joshua Grant</meta:initial-creator>
    <meta:creation-date>2009-03-12T11:14:47</meta:creation-date>
    <dc:creator>Joshua Grant</dc:creator>
    <dc:date>2009-07-03T11:37:37</dc:date>
    <meta:editing-cycles>14</meta:editing-cycles>
    <meta:editing-duration>PT1H11M11S</meta:editing-duration>
    <meta:user-defined meta:name="Info 1"/>
    <meta:user-defined meta:name="Info 2"/>
    <meta:user-defined meta:name="Info 3"/>
    <meta:user-defined meta:name="Info 4"/>
    <meta:document-statistic meta:table-count="0" meta:image-count="0" meta:object-count="0" meta:page-count="2" meta:paragraph-count="15" meta:word-count="316" meta:character-count="2014"/>
  </office:meta>
</office:document-meta>
</file>